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3220b"/>
    </style:style>
    <style:style style:name="P2" style:family="paragraph" style:parent-style-name="Quotations" style:list-style-name="L1"/>
    <style:style style:name="P3" style:family="paragraph" style:parent-style-name="Quotations" style:list-style-name="L2"/>
    <style:style style:name="P4" style:family="paragraph" style:parent-style-name="Quotations" style:list-style-name="L3"/>
    <style:style style:name="P5" style:family="paragraph" style:parent-style-name="Quotations" style:list-style-name="L4"/>
    <style:style style:name="P6" style:family="paragraph" style:parent-style-name="Quotations" style:list-style-name="L5"/>
    <style:style style:name="P7" style:family="paragraph" style:parent-style-name="Quotations" style:list-style-name="L6"/>
    <style:style style:name="P8" style:family="paragraph" style:parent-style-name="Quotations" style:list-style-name="L6">
      <style:text-properties officeooo:paragraph-rsid="0003220b"/>
    </style:style>
    <style:style style:name="P9" style:family="paragraph" style:parent-style-name="Heading_20_3">
      <style:text-properties officeooo:paragraph-rsid="0003220b"/>
    </style:style>
    <style:style style:name="P10" style:family="paragraph" style:parent-style-name="Preformatted_20_Text">
      <style:paragraph-properties fo:margin-left="1cm" fo:margin-right="1cm" fo:text-indent="0cm" style:auto-text-indent="false" style:writing-mode="lr-tb"/>
    </style:style>
    <style:style style:name="P11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12" style:family="paragraph" style:parent-style-name="Quotations" style:list-style-name="L7">
      <style:paragraph-properties fo:margin-left="1cm" fo:margin-right="1cm" fo:text-indent="0cm" style:auto-text-indent="false"/>
    </style:style>
    <style:style style:name="P13" style:family="paragraph" style:parent-style-name="Quotations" style:list-style-name="L7"/>
    <style:style style:name="P14" style:family="paragraph" style:parent-style-name="Quotations" style:list-style-name="L8"/>
    <style:style style:name="P15" style:family="paragraph" style:parent-style-name="Quotations" style:list-style-name="L9"/>
    <style:style style:name="P16" style:family="paragraph" style:parent-style-name="Standard">
      <style:text-properties officeooo:paragraph-rsid="000322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Lista de Exercícios</text:span></text:h>
      <text:h text:style-name="Heading_20_3" text:outline-level="3"/>
      <text:h text:style-name="Heading_20_3" text:outline-level="3">1. <text:span text:style-name="Strong_20_Emphasis">Verificador de idade para ingresso em evento (if/else)</text:span></text:h>
      <text:p text:style-name="Quotations">Escreva um programa que leia a idade de uma pessoa e informe:</text:p>
      <text:list text:style-name="L1">
        <text:list-item>
          <text:p text:style-name="P2">Se ela pode entrar no evento (maior de 18 anos),</text:p>
        </text:list-item>
        <text:list-item>
          <text:p text:style-name="P2">Se precisa estar acompanhada dos pais (entre 16 e 17 anos),</text:p>
        </text:list-item>
        <text:list-item>
          <text:p text:style-name="P2">Ou se a entrada é proibida (menor de 16).</text:p>
        </text:list-item>
      </text:list>
      <text:h text:style-name="Heading_20_3" text:outline-level="3"/>
      <text:h text:style-name="Heading_20_3" text:outline-level="3">2. <text:span text:style-name="Strong_20_Emphasis">Calculadora simples (switch/case)</text:span></text:h>
      <text:p text:style-name="Quotations">Crie uma função que recebe dois números e um caractere (<text:span text:style-name="Source_20_Text">+</text:span>, <text:span text:style-name="Source_20_Text">-</text:span>, <text:span text:style-name="Source_20_Text">*</text:span>, <text:span text:style-name="Source_20_Text">/</text:span>) e usa <text:span text:style-name="Source_20_Text">switch/case</text:span> para retornar o resultado da operação matemática correspondente.</text:p>
      <text:h text:style-name="Heading_20_3" text:outline-level="3"/>
      <text:h text:style-name="Heading_20_3" text:outline-level="3">3. <text:span text:style-name="Strong_20_Emphasis">Relatório de notas de alunos (for e arrays)</text:span></text:h>
      <text:p text:style-name="Quotations">Um professor quer registrar as notas de <text:span text:style-name="Strong_20_Emphasis">5 alunos</text:span> em uma disciplina.</text:p>
      <text:list text:style-name="L2">
        <text:list-item>
          <text:p text:style-name="P3">Crie um array para armazenar as notas.</text:p>
        </text:list-item>
        <text:list-item>
          <text:p text:style-name="P3">Use <text:span text:style-name="Source_20_Text">for</text:span> para ler e calcular a <text:span text:style-name="Strong_20_Emphasis">média da turma</text:span>.</text:p>
        </text:list-item>
        <text:list-item>
          <text:p text:style-name="P3">Exiba a maior nota registrada.</text:p>
        </text:list-item>
      </text:list>
      <text:h text:style-name="Heading_20_3" text:outline-level="3"/>
      <text:h text:style-name="Heading_20_3" text:outline-level="3">4. <text:span text:style-name="Strong_20_Emphasis">Validador de senha com tentativa limitada (while)</text:span></text:h>
      <text:p text:style-name="Quotations">Implemente um programa que:</text:p>
      <text:list text:style-name="L3">
        <text:list-item>
          <text:p text:style-name="P4">Solicite ao usuário uma senha (pré-definida no código).</text:p>
        </text:list-item>
        <text:list-item>
          <text:p text:style-name="P4">Permita no máximo <text:span text:style-name="Strong_20_Emphasis">3 tentativas</text:span>.</text:p>
        </text:list-item>
        <text:list-item>
          <text:p text:style-name="P4">Use <text:span text:style-name="Source_20_Text">while</text:span> para repetir até acertar ou esgotar tentativas.</text:p>
        </text:list-item>
        <text:list-item>
          <text:p text:style-name="P4">Mostre mensagem de sucesso ou bloqueio.</text:p>
          <text:p text:style-name="P4"/>
        </text:list-item>
      </text:list>
      <text:h text:style-name="Heading_20_3" text:outline-level="3"><text:soft-page-break/>5. <text:span text:style-name="Strong_20_Emphasis">Cadastro de produtos com struct e array</text:span></text:h>
      <text:p text:style-name="Quotations">Crie uma <text:span text:style-name="Source_20_Text">struct Produto</text:span> com os campos: nome, preço e quantidade.</text:p>
      <text:list text:style-name="L4">
        <text:list-item>
          <text:p text:style-name="P5">Cadastre até <text:span text:style-name="Strong_20_Emphasis">10 produtos</text:span>.</text:p>
        </text:list-item>
        <text:list-item>
          <text:p text:style-name="P5">Imprima uma lista com todos os produtos e o <text:span text:style-name="Strong_20_Emphasis">valor total em estoque</text:span> de cada um (preço × quantidade).</text:p>
        </text:list-item>
      </text:list>
      <text:h text:style-name="Heading_20_3" text:outline-level="3"/>
      <text:h text:style-name="Heading_20_3" text:outline-level="3">6. <text:span text:style-name="Strong_20_Emphasis">Sistema de avaliação de clientes (arrays + funções)</text:span></text:h>
      <text:p text:style-name="Quotations">Um restaurante coleta avaliações de 0 a 5 estrelas.</text:p>
      <text:list text:style-name="L5">
        <text:list-item>
          <text:p text:style-name="P6">Use um array para armazenar até <text:span text:style-name="Strong_20_Emphasis">100 avaliações</text:span>.</text:p>
        </text:list-item>
        <text:list-item>
          <text:p text:style-name="P6">Crie uma função que calcule a <text:span text:style-name="Strong_20_Emphasis">média das avaliações</text:span>.</text:p>
        </text:list-item>
        <text:list-item>
          <text:p text:style-name="P6">Exiba quantos clientes deram <text:span text:style-name="Strong_20_Emphasis">5 estrelas</text:span>.</text:p>
        </text:list-item>
      </text:list>
      <text:h text:style-name="Heading_20_3" text:outline-level="3"/>
      <text:h text:style-name="Heading_20_3" text:outline-level="3">7. <text:span text:style-name="Strong_20_Emphasis">Relógio de ponto com struct + repetição</text:span></text:h>
      <text:p text:style-name="Quotations">Modele uma estrutura <text:span text:style-name="Source_20_Text">Funcionario</text:span> com nome, hora de entrada e saída (em horas inteiras).</text:p>
      <text:list text:style-name="L6">
        <text:list-item>
          <text:p text:style-name="P7">Cadastre 3 funcionários.</text:p>
        </text:list-item>
        <text:list-item>
          <text:p text:style-name="P7">Calcule o total de horas trabalhadas por cada um.</text:p>
        </text:list-item>
        <text:list-item>
          <text:p text:style-name="P8">Mostre quem trabalhou mais.</text:p>
        </text:list-item>
      </text:list>
      <text:h text:style-name="P9" text:outline-level="3"/>
      <text:h text:style-name="P9" text:outline-level="3">8. <text:span text:style-name="Strong_20_Emphasis">Simulador de caixa eletrônico (switch + funções)</text:span></text:h>
      <text:p text:style-name="Quotations">Escreva um programa com menu:</text:p>
      <text:p text:style-name="P10"><text:span text:style-name="Source_20_Text">1 - Ver saldo</text:span></text:p>
      <text:p text:style-name="P10"><text:span text:style-name="Source_20_Text">2 - Depositar</text:span></text:p>
      <text:p text:style-name="P10"><text:span text:style-name="Source_20_Text">3 - Sacar</text:span></text:p>
      <text:p text:style-name="P11"><text:span text:style-name="Source_20_Text">0 - Sair</text:span></text:p>
      <text:list text:style-name="L7">
        <text:list-item>
          <text:p text:style-name="P12">Use <text:span text:style-name="Source_20_Text">switch/case</text:span> para tratar as opções.</text:p>
        </text:list-item>
        <text:list-item>
          <text:p text:style-name="P13">Use funções separadas para saque, depósito e consulta.</text:p>
        </text:list-item>
        <text:list-item>
          <text:p text:style-name="P13">Faça controle para impedir saque maior que o saldo.</text:p>
        </text:list-item>
      </text:list>
      <text:h text:style-name="Heading_20_3" text:outline-level="3"><text:soft-page-break/>9. <text:span text:style-name="Strong_20_Emphasis">Sistema de controle de temperatura (while + arrays + if/else)</text:span></text:h>
      <text:p text:style-name="Quotations">Um sensor registra a temperatura a cada hora por 24h.</text:p>
      <text:list text:style-name="L8">
        <text:list-item>
          <text:p text:style-name="P14">Armazene as leituras em um array.</text:p>
        </text:list-item>
        <text:list-item>
          <text:p text:style-name="P14">Mostre:</text:p>
          <text:list>
            <text:list-item>
              <text:p text:style-name="P14">Temperatura média do dia,</text:p>
            </text:list-item>
            <text:list-item>
              <text:p text:style-name="P14">Horário com maior e menor temperatura,</text:p>
            </text:list-item>
            <text:list-item>
              <text:p text:style-name="P14">Se alguma temperatura excedeu 38 °C (alerta).</text:p>
            </text:list-item>
          </text:list>
        </text:list-item>
      </text:list>
      <text:h text:style-name="Heading_20_3" text:outline-level="3"/>
      <text:h text:style-name="Heading_20_3" text:outline-level="3">10. <text:span text:style-name="Strong_20_Emphasis">Simulador de votação (struct + arrays + funções + laços)</text:span></text:h>
      <text:p text:style-name="Quotations">Em uma eleição com 3 candidatos, cada voto é um número de 1 a 3.</text:p>
      <text:list text:style-name="L9">
        <text:list-item>
          <text:p text:style-name="P15">Crie uma struct <text:span text:style-name="Source_20_Text">Candidato</text:span> com nome e total de votos.</text:p>
        </text:list-item>
        <text:list-item>
          <text:p text:style-name="P15">Leia votos de vários eleitores (até digitar 0).</text:p>
        </text:list-item>
        <text:list-item>
          <text:p text:style-name="P15">No final, mostre:</text:p>
          <text:list>
            <text:list-item>
              <text:p text:style-name="P15">Total de votos por candidato,</text:p>
            </text:list-item>
            <text:list-item>
              <text:p text:style-name="P15">Porcentagem de cada um,</text:p>
            </text:list-item>
            <text:list-item>
              <text:p text:style-name="P15">Quem venceu.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7T15:35:26.491000000</meta:creation-date>
    <dc:date>2025-08-27T15:41:32.030000000</dc:date>
    <meta:editing-duration>PT6M6S</meta:editing-duration>
    <meta:editing-cycles>1</meta:editing-cycles>
    <meta:document-statistic meta:table-count="0" meta:image-count="0" meta:object-count="0" meta:page-count="3" meta:paragraph-count="58" meta:word-count="472" meta:character-count="2528" meta:non-whitespace-character-count="2146"/>
    <meta:generator>LibreOffice/24.8.4.2$Windows_X86_64 LibreOffice_project/bb3cfa12c7b1bf994ecc5649a80400d06cd71002</meta:generator>
  </office:meta>
</office:document-meta>
</file>